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ALVEZ AVELLANEDA, LEN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49517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JA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042912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ALVEZ AVELLANEDA DARWI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24372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0 429 12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VELLANEDA DIAZ MARIA ESTH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2774702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05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0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80236403</text:p>
          </table:table-cell>
          <table:table-cell table:style-name="Tabla2.D3" office:value-type="string">
            <text:p text:style-name="P17">20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0:28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